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4" style:family="paragraph" style:parent-style-name="Text_20_body">
      <style:text-properties style:language-asian="zh" style:country-asian="CN"/>
    </style:style>
    <style:style style:name="P5" style:family="paragraph" style:parent-style-name="Text_20_body"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6" style:family="paragraph" style:parent-style-name="Text_20_body">
      <style:text-properties style:language-asian="zh" style:country-asian="CN"/>
    </style:style>
    <style:style style:name="P7" style:family="paragraph" style:parent-style-name="Text_20_body" style:list-style-name="L4">
      <style:paragraph-properties fo:margin-top="0.423cm" fo:margin-bottom="0.212cm"/>
    </style:style>
    <style:style style:name="P8" style:family="paragraph" style:parent-style-name="Text_20_body">
      <style:paragraph-properties fo:margin-top="0.423cm" fo:margin-bottom="0.212cm"/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1" style:font-size-complex="10.5pt" style:language-complex="zxx" style:country-complex="none" style:font-weight-complex="normal"/>
    </style:style>
    <style:style style:name="P9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10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11" style:family="paragraph" style:parent-style-name="Standard">
      <style:text-properties style:language-asian="zh" style:country-asian="CN"/>
    </style:style>
    <style:style style:name="P12" style:family="paragraph" style:parent-style-name="Standard" style:list-style-name="L1">
      <style:text-properties style:language-asian="zh" style:country-asian="CN"/>
    </style:style>
    <style:style style:name="P13" style:family="paragraph" style:parent-style-name="Standard" style:list-style-name="L2">
      <style:text-properties style:language-asian="zh" style:country-asian="CN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15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16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17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18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19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0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1" style:family="paragraph" style:parent-style-name="Heading_20_2">
      <style:text-properties style:language-asian="zh" style:country-asian="CN"/>
    </style:style>
    <style:style style:name="P22" style:family="paragraph" style:parent-style-name="Heading_20_2"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23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24" style:family="paragraph" style:parent-style-name="Heading_20_2">
      <style:paragraph-properties fo:margin-left="1.245cm" fo:margin-right="0cm" fo:text-indent="-1.016cm" style:auto-text-indent="false"/>
    </style:style>
    <style:style style:name="P25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</style:style>
    <style:style style:name="P26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27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P28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1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/>
    </style:style>
    <style:style style:name="T3" style:family="text">
      <style:text-properties style:font-name="Arial" fo:language="zxx" fo:country="none" style:font-name-asian="Andale Sans UI" style:language-asian="zh" style:country-asian="CN" style:font-name-complex="Tahoma1" style:language-complex="zxx" style:country-complex="none"/>
    </style:style>
    <style:style style:name="T4" style:family="text">
      <style:text-properties style:font-name="Arial" fo:language="zxx" fo:country="none" style:font-name-asian="Andale Sans UI" style:font-name-complex="Tahoma1" style:language-complex="zxx" style:country-complex="none"/>
    </style:style>
    <style:style style:name="T5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1" style:font-size-complex="10.5pt" style:language-complex="zxx" style:country-complex="none" style:font-weight-complex="normal"/>
    </style:style>
    <style:style style:name="T6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1" style:font-size-complex="10.5pt" style:language-complex="zxx" style:country-complex="none" style:font-weight-complex="normal"/>
    </style:style>
    <style:style style:name="T7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1" style:font-size-complex="10.5pt" style:language-complex="zxx" style:country-complex="none"/>
    </style:style>
    <style:style style:name="T8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1" style:font-size-complex="10.5pt" style:language-complex="zxx" style:country-complex="none" style:font-weight-complex="normal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zxx" fo:country="none"/>
    </style:style>
    <style:style style:name="T12" style:family="text">
      <style:text-properties fo:language="zxx" fo:country="none" style:language-asian="zh" style:country-asian="CN" style:language-complex="zxx" style:country-complex="none"/>
    </style:style>
    <style:style style:name="T13" style:family="text">
      <style:text-properties fo:language="zxx" fo:country="none" style:text-underline-style="solid" style:text-underline-width="auto" style:text-underline-color="font-color" style:language-complex="zxx" style:country-complex="none"/>
    </style:style>
    <style:style style:name="T14" style:family="text">
      <style:text-properties fo:language="zxx" fo:country="none" style:text-underline-style="solid" style:text-underline-width="auto" style:text-underline-color="font-color" fo:font-weight="normal" style:font-weight-asian="normal" style:language-complex="zxx" style:country-complex="none" style:font-weight-complex="normal"/>
    </style:style>
    <style:style style:name="T15" style:family="text">
      <style:text-properties fo:language="zxx" fo:country="none" fo:font-weight="normal" style:font-weight-asian="normal" style:language-complex="zxx" style:country-complex="none" style:font-weight-complex="normal"/>
    </style:style>
    <style:style style:name="T16" style:family="text">
      <style:text-properties style:font-name-asian="Andale Sans UI"/>
    </style:style>
    <style:style style:name="T17" style:family="text">
      <style:text-properties style:font-name-complex="Tahoma1"/>
    </style:style>
    <style:style style:name="T18" style:family="text">
      <style:text-properties style:language-complex="zxx" style:country-complex="none"/>
    </style:style>
    <style:style style:name="T19" style:family="text">
      <style:text-properties style:font-weight-asian="normal"/>
    </style:style>
    <style:style style:name="T20" style:family="text">
      <style:text-properties style:font-weight-complex="normal"/>
    </style:style>
    <style:style style:name="T21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1" style:font-size-complex="10.5pt" style:language-complex="zxx" style:country-complex="none" style:font-weight-complex="normal"/>
    </style:style>
    <style:style style:name="T22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1" style:font-size-complex="10.5pt" style:language-complex="zxx" style:country-complex="none" style:font-weight-complex="bold"/>
    </style:style>
    <style:style style:name="T23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1"><text:span text:style-name="T10"><text:s text:c="2"/>see ./readme.txt</text:span></text:p>
      <text:h text:style-name="Heading_20_1" text:outline-level="1">-load liquid plugin</text:h>
      <text:p text:style-name="P4">Demo scene is ($liquid_root)/2.3.3/doc/HowToUseMaya2Renderer.ma</text:p>
      <text:h text:style-name="P21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28" text:outline-level="1">-RenderSettings of <text:s/>maya2renderer </text:h>
      <text:p text:style-name="P4">Demo scene is ($liquid_root)/2.3.3/doc/HowToUseMaya2Renderer.ma</text:p>
      <text:h text:style-name="P24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32672455" text:style-name="L1">
        <text:list-item>
          <text:list>
            <text:list-item>
              <text:list>
                <text:list-item>
                  <text:p text:style-name="P19">NewTranslator(refactoring)</text:p>
                </text:list-item>
              </text:list>
            </text:list-item>
          </text:list>
        </text:list-item>
      </text:list>
      <text:p text:style-name="P17">This is a new feature of maya2renderer. </text:p>
      <text:p text:style-name="P17">I'm refactoring liquidMaya, and put the new export process into liqRibTranslator::_doItNew();</text:p>
      <text:p text:style-name="P17">The original export process is put into liqRibTranslator::_doIt();</text:p>
      <text:p text:style-name="P17">If <text:s/>NewTranslator(refactoring) is checked, liqRibTranslator::_doItNew() is executed, otherwise liqRibTranslator::_doIt() is executed.</text:p>
      <text:p text:style-name="P18">If you set NewTranslator(refactoring) to true, you are using maya2renderer,</text:p>
      <text:p text:style-name="P18">If you set NewTranslator(refactoring) to false, you are using liquidMaya,</text:p>
      <text:list xml:id="list34213177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19">OutputShaderGraph(ER)</text:p>
                </text:list-item>
              </text:list>
            </text:list-item>
          </text:list>
        </text:list-item>
      </text:list>
      <text:p text:style-name="P17">This is a new feature of maya2renderer. </text:p>
      <text:p text:style-name="P3">In liquidMaya you <text:span text:style-name="T10">MUST</text:span> export the material of the mesh before you render that mesh.</text:p>
      <text:p text:style-name="P3">In maya2Renderer, if you set OutputShaderGraph(ER) to true, <text:s/>you don't have to convert the material manually. The materials will be converted automatically.</text:p>
      <text:p text:style-name="P3"/>
      <text:list xml:id="list34214868" text:continue-numbering="true" text:style-name="L1">
        <text:list-item>
          <text:list>
            <text:list-item>
              <text:list>
                <text:list-item>
                  <text:p text:style-name="P19">OutputDebugMsgToRib(RM)</text:p>
                </text:list-item>
              </text:list>
            </text:list-item>
          </text:list>
        </text:list-item>
      </text:list>
      <text:p text:style-name="P2">This is a new feature of maya2renderer. _liqRIBMsg(const char* msg) will output the msg to rib file. </text:p>
      <text:list xml:id="list34207441" text:continue-numbering="true" text:style-name="L1">
        <text:list-item>
          <text:list>
            <text:list-item>
              <text:list>
                <text:list-item>
                  <text:p text:style-name="P19"><text:soft-page-break/>logFunctionCall</text:p>
                </text:list-item>
              </text:list>
            </text:list-item>
          </text:list>
        </text:list-item>
      </text:list>
      <text:p text:style-name="P2">This is a new feature of maya2renderer. _logFunctionCall(const char* msg) will output the msg. It is useful to trace the call stack in batchrender mode.</text:p>
      <text:p text:style-name="P2"/>
      <text:list xml:id="list34211681" text:continue-numbering="true" text:style-name="L1">
        <text:list-item>
          <text:p text:style-name="P12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34213729" text:continue-numbering="true" text:style-name="L1">
        <text:list-item>
          <text:p text:style-name="P12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26" text:outline-level="1">-Create the scene</text:h>
      <text:p text:style-name="P1">1.create a box</text:p>
      <text:list xml:id="list32659558" text:style-name="L2">
        <text:list-item>
          <text:p text:style-name="P13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34199573" text:continue-numbering="true" text:style-name="L2">
        <text:list-item>
          <text:p text:style-name="P13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27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2680949" text:style-name="L3">
        <text:list-header>
          <text:p text:style-name="P15"><text:s/>- Menu --&gt; liquid --&gt;Helpers --&gt; Convert shading network to RSL:</text:p>
          <text:p text:style-name="P15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3"><text:s text:c="2"/>phong1.sl and phong1.slo will be generated at</text:p>
      <text:p text:style-name="P3">E:\MyDocuments\maya\projects\default\generatedShader\</text:p>
      <text:p text:style-name="P3"/>
      <text:h text:style-name="Heading_20_1" text:outline-level="1"><text:span text:style-name="T1">-</text:span>Render</text:h>
      <text:p text:style-name="P4">Press the "RenderView" button, and press "Render" button:</text:p>
      <text:p text:style-name="P4"/>
      <text:p text:style-name="P4"/>
      <text:p text:style-name="P3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3">(e.g. E:\MyDocuments\maya\projects\default\rib\_perspShape.0001.rib)</text:p>
      <text:h text:style-name="P22" text:outline-level="2"><text:s text:c="2"/>-Renderer</text:h>
      <text:p text:style-name="P5">You can select other renderers in maya2renderer, e.g. elvisyray.</text:p>
      <text:p text:style-name="P2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</text:p>
      <text:h text:style-name="P23" text:outline-level="2"><text:soft-page-break/>Render</text:h>
      <text:p text:style-name="P2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23" text:outline-level="2">- liquidSurfaceShader</text:h>
      <text:list xml:id="list32667527" text:style-name="L4">
        <text:list-item>
          <text:p text:style-name="P7"><text:span text:style-name="T3">In liquidMaya, liquidSurfaceShader is used for user-defined surface shader( it is *.slo for prman)</text:span></text:p>
          <text:p text:style-name="P7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text:span text:style-name="T7"/></text:p>
        </text:list-item>
        <text:list-item>
          <text:p text:style-name="P7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oft-page-break/><text:span text:style-name="T7">In maya2renderer, liquidSurfaceShader is extended to supported user-defined shader for other renderers. </text:span><text:span text:style-name="T5"><text:line-break/>If you use prman, you set the Shader to a slo file, and don't have to do anyting else.</text:span></text:p>
          <text:p text:style-name="P7"><text:span text:style-name="T5">If you use elvishray, <text:s/>e.g. In liquidSurface1, if you set Shader to </text:span><text:a xlink:type="simple" xlink:href="file:///c:/tmp/plastic.dll">c:/tmp/plastic.dll</text:a><text:span text:style-name="T21">, you </text:span><text:span text:style-name="T22">have to create <text:s/></text:span><text:a xlink:type="simple" xlink:href="file:///c:/tmp/plastic.pl">c:/tmp/plastic.pl</text:a><text:span text:style-name="T21">. Because maya2renderer will search </text:span><text:a xlink:type="simple" xlink:href="file:///c:/tmp/plastic.pl">c:/tmp/plastic.pl</text:a><text:span text:style-name="T21">, and read this pl file to generate shader parameters automatically.</text:span></text:p>
          <text:list>
            <text:list-header>
              <text:h text:style-name="P25" text:outline-level="2"><text:span text:style-name="T3">- PL file</text:span></text:h>
              <text:p text:style-name="P9"><text:span text:style-name="T12">pl file contains shader type, shader <text:s/>parameter list. <text:line-break/>pl file must locates at the same directory as the shader file. For elvishray, the shader file is a dll file.</text:span></text:p>
              <text:p text:style-name="P9"><text:span text:style-name="T12">pl file is used to generate the UI of <text:s/>parameters of user-defined shader automatically in Maya. The following image show this process in details</text:span></text:p>
              <text:p text:style-name="P10"><text:span text:style-name="T25">%liquidRoot%\2.3.3\doc\HowToGenerateShaderParameterUI\</text:span><text:span text:style-name="T26">HowToGenerateShaderParameterUI.png</text:span></text:p>
              <text:p text:style-name="P10"><text:span text:style-name="T10">or </text:span><text:a xlink:type="simple" xlink:href="https://github.com/maya2renderer/maya2renderer/blob/master/2.3.3/doc/HowToGenerateShaderParameterUI/HowToGenerateShaderParameterUI.png"><text:span text:style-name="T26">https://github.com/maya2renderer/maya2renderer/blob/master/2.3.3/doc/HowToGenerateShaderParameterUI/HowToGenerateShaderParameterUI.png</text:span></text:a></text:p>
              <text:p text:style-name="P10"><text:span text:style-name="T10"/></text:p>
              <text:p text:style-name="P9"><text:span text:style-name="T5">Here is an example of pl file:<text:line-break/></text:span><text:span text:style-name="T6">#shaderType </text:span><text:span text:style-name="T8">// shaderType: surface, volume, displacement, light. shaderType must be set before shadername</text:span><text:span text:style-name="T6"><text:line-break/>surface<text:line-break/>#shaderName </text:span><text:span text:style-name="T8">//shadername must be set after shaderType</text:span><text:span text:style-name="T6"><text:line-break/>liquidchecker<text:line-break/></text:span><text:span text:style-name="T8">//shader parameter list. One line for each parameter</text:span><text:span text:style-name="T6">，<text:line-break/>#Name:Details:Type:IsOutput:Defaults:ArraySizes</text:span><text:span text:style-name="T8">//Attributes of each parameter, and the attributes are seperated by colon.</text:span><text:span text:style-name="T6"><text:line-break/>frequency:uniform:float:0:8.5:-1<text:line-break/>mode:uniform:float:0:0.0:-1<text:line-break/>mode2:uniform:float:0:0.5:-1</text:span><text:span text:style-name="T5"><text:line-break/><text:line-break/><text:line-break/></text:span></text:p>
            </text:list-header>
          </text:list>
        </text:list-item>
      </text:list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6H04M05S</meta:editing-duration>
    <meta:editing-cycles>53</meta:editing-cycles>
    <meta:generator>OpenOffice.org/3.2$Win32 OpenOffice.org_project/320m12$Build-9483</meta:generator>
    <dc:date>2012-06-04T14:07:33.12</dc:date>
    <dc:creator>yaoyansi </dc:creator>
    <meta:document-statistic meta:table-count="0" meta:image-count="21" meta:object-count="0" meta:page-count="16" meta:paragraph-count="71" meta:word-count="586" meta:character-count="4371"/>
    <meta:user-defined meta:name="Info 1"/>
    <meta:user-defined meta:name="Info 2"/>
    <meta:user-defined meta:name="Info 3"/>
    <meta:user-defined meta:name="Info 4"/>
  </office:meta>
</office:document-meta>
</file>